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style="normal" style:font-style-asian="normal" style:font-style-complex="normal"/>
    </style:style>
    <style:style style:name="P6" style:family="paragraph" style:parent-style-name="Text_20_body" style:list-style-name="L3"/>
    <style:style style:name="P7"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Bitstream Vera Sans Mono"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actOS Deutschland e.V. IRC System</text:h>
      <text:p text:style-name="P2">An open-source multiplatform IRC Server for closed user groups including authentication, logging and voting services</text:p>
      <text:h text:style-name="Heading_20_2" text:outline-level="2">Introduction</text:h>
      <text:p text:style-name="Text_20_body">Most IRC Servers available today are designed with openness and almost infinite configurability in mind. This gives IRC users full capabilities to register usernames, create channels and talk to other people as they like, which suit the needs of most IRC networks. But cutting down all these features for closed user groups usually requires lots of configuration work, if it is even possible at all. Furthermore, most popular IRC Servers require external tools for providing IRC services.</text:p>
      <text:p text:style-name="Text_20_body">The ReactOS Deutschland e.V. IRC System (rosev_ircsystem) is an IRC Server developed specifically for closed user groups, in particular general assemblies of the foundation. It limits the abilities of individual IRC users by requiring a user authentication and predefining all available channels. The configuration is done using easy to understand and streamlined INI files. The code takes a modern C++ approach and makes use of the Boost and OpenSSL libraries. The application already includes some IRC services while you can easily write new ones for it.</text:p>
      <text:h text:style-name="Heading_20_2" text:outline-level="2">Feature List</text:h>
      <text:p text:style-name="Text_20_body">(Not meant to be complete.. as always)</text:p>
      <text:list xml:id="list40115574" text:style-name="L2">
        <text:list-item>
          <text:p text:style-name="P4">Basic IRC functionality (channels with channel topics, private messages, Message of the Day, etc.)</text:p>
        </text:list-item>
        <text:list-item>
          <text:p text:style-name="P4">Compatibility code to support popular IRC clients not following the specification exactly (Chatzilla, mIRC, etc.)</text:p>
        </text:list-item>
        <text:list-item>
          <text:p text:style-name="P4">IPv4 and IPv6</text:p>
        </text:list-item>
        <text:list-item>
          <text:p text:style-name="P4">SSL-secured connections</text:p>
        </text:list-item>
        <text:list-item>
          <text:p text:style-name="P4">Familiar user authentication with NickServ, storing SHA512 password hashes in a simple configuration file</text:p>
        </text:list-item>
        <text:list-item>
          <text:p text:style-name="P4">Untraceability of the connected clients by not exposing any IPs or hostnames</text:p>
        </text:list-item>
        <text:list-item>
          <text:p text:style-name="P4">Logging all channel events in text files (LogBot)</text:p>
        </text:list-item>
        <text:list-item>
          <text:p text:style-name="P4">Performing secret votes between all members of a channel (VoteBot)</text:p>
        </text:list-item>
        <text:list-item>
          <text:p text:style-name="P4">All features are usable for independent meetings on different channels (realized with channel access lists, independent VoteBots, etc.)</text:p>
        </text:list-item>
      </text:list>
      <text:h text:style-name="Heading_20_2" text:outline-level="2">Building and setting up the server</text:h>
      <text:p text:style-name="Text_20_body">This IRC Server uses a CMake build script to generate build files for your native <text:soft-page-break/>build systems. This has been tested with Visual Studio 2008 project files (Windows), MinGW Makefiles (Windows) and general GNU Makefiles (Linux).</text:p>
      <text:p text:style-name="Text_20_body">Don't forget that you need development libraries of Boost and OpenSSL for building. If you install them in the default pathes, the CMake script will automatically detect and use them.</text:p>
      <text:p text:style-name="Text_20_body">You are advised to create a dedicated build directory on the same level as the <text:span text:style-name="T1">src</text:span><text:span text:style-name="T2"> directory and afterwards execute the </text:span><text:span text:style-name="T3">cmake ../src</text:span><text:span text:style-name="T2"> command. The build system can be specified using the -G option. While the Visual Studio project files contain configurations for both </text:span><text:span text:style-name="T1">Debug</text:span><text:span text:style-name="T2"> and </text:span><text:span text:style-name="T1">Release</text:span><text:span text:style-name="T2"> builds, you have to use the </text:span><text:span text:style-name="T3">-D CMAKE_BUILD_TYPE=Release</text:span><text:span text:style-name="T2"> option if you want a release build using the Makefiles.</text:span></text:p>
      <text:p text:style-name="Text_20_body"><text:span text:style-name="T2">The output will be a single executable, which basically just requires the path to the configuration directory to be used. You can use its other parameters if you want to run it as an NT service (Windows) or Posix Daemon (Unix systems). See the provided command help for more details.</text:span></text:p>
      <text:h text:style-name="P7" text:outline-level="2">Remarks about the source code</text:h>
      <text:p text:style-name="P5">I have tried to make the source code easy to read and hack, but nevertheless, here are some remarks if you like to work on it:</text:p>
      <text:list xml:id="list40546574" text:style-name="L3">
        <text:list-item>
          <text:p text:style-name="P6"><text:span text:style-name="T2">The code style follows the general ReactOS coding guidelines and uses some elements common for Windows developers (capitalized variable names, member variables prefixed with </text:span><text:span text:style-name="T1">m_</text:span><text:span text:style-name="T2">, etc.)</text:span></text:p>
        </text:list-item>
        <text:list-item>
          <text:p text:style-name="P6"><text:span text:style-name="T2">All IRC behaviors specific to this server implementation are commented with </text:span><text:span text:style-name="T1">ROSEV-SPECIFIC</text:span><text:span text:style-name="T2">.</text:span></text:p>
        </text:list-item>
        <text:list-item>
          <text:p text:style-name="P6"><text:span text:style-name="T2">All compatibility code to support non-standard clients is commented with </text:span><text:span text:style-name="T1">COMPATIBILITY</text:span><text:span text:style-name="T2">.</text:span></text:p>
        </text:list-item>
      </text:list>
      <text:h text:style-name="P7" text:outline-level="2">Implementing additional bots</text:h>
      <text:p text:style-name="Text_20_body"><text:span text:style-name="T2">The main principle to know for implementing additional bots is to put each bot in a class which derives from </text:span><text:span text:style-name="T1">CVirtualClient</text:span><text:span text:style-name="T2">. While </text:span><text:span text:style-name="T1">CNetworkClient</text:span><text:span text:style-name="T2"> and its subclasses handle real IRC users connected to the server over the network, </text:span><text:span text:style-name="T1">CVirtualClient</text:span><text:span text:style-name="T2"> is the base class for all existing bots (</text:span><text:span text:style-name="T1">CNickServ</text:span><text:span text:style-name="T2">, </text:span><text:span text:style-name="T1">CLogBot</text:span><text:span text:style-name="T2"> and </text:span><text:span text:style-name="T1">CVoteBot</text:span><text:span text:style-name="T2">).</text:span></text:p>
      <text:p text:style-name="Text_20_body"><text:span text:style-name="T2">Unique bots usually have a preset and unchangeable nickname, which is already set in the constructor of your bot class. If you want a changeable nickname or add multiple bots of the same type, you need to implement an additional manager class. Take a look at </text:span><text:span text:style-name="T1">CVoteBotManager</text:span><text:span text:style-name="T2"> for an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Bitstream Vera Sans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keep-together="auto" fo:text-indent="0cm" style:auto-text-indent="false" style:page-number="auto"/>
      <style:text-properties style:font-name="Bitstream Vera Sans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Bitstream Vera Sans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08T20:59:05.68</meta:creation-date>
    <meta:generator>OpenOffice.org/3.1$Win32 OpenOffice.org_project/310m19$Build-9420</meta:generator>
    <meta:editing-duration>PT02H59M34S</meta:editing-duration>
    <meta:editing-cycles>14</meta:editing-cycles>
    <meta:initial-creator>Colin Finck</meta:initial-creator>
    <dc:date>2010-12-09T21:07:00.37</dc:date>
    <dc:creator>Colin Finck</dc:creator>
    <meta:document-statistic meta:table-count="0" meta:image-count="0" meta:object-count="0" meta:page-count="2" meta:paragraph-count="30" meta:word-count="675" meta:character-count="4233"/>
    <meta:user-defined meta:name="Info 1"/>
    <meta:user-defined meta:name="Info 2"/>
    <meta:user-defined meta:name="Info 3"/>
    <meta:user-defined meta:name="Info 4"/>
  </office:meta>
</office:document-meta>
</file>